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71EEE600.png"/>
  <manifest:file-entry manifest:media-type="image/png" manifest:full-path="Pictures/100000000000032000000258EC8EC29B.png"/>
  <manifest:file-entry manifest:media-type="image/png" manifest:full-path="Pictures/1000000000000320000002581B42268A.png"/>
  <manifest:file-entry manifest:media-type="image/png" manifest:full-path="Pictures/10000000000003200000025819812F21.png"/>
  <manifest:file-entry manifest:media-type="image/png" manifest:full-path="Pictures/1000000000000320000002588695583A.png"/>
  <manifest:file-entry manifest:media-type="image/png" manifest:full-path="Pictures/100000000000032000000258BA875082.png"/>
  <manifest:file-entry manifest:media-type="image/png" manifest:full-path="Pictures/1000000000000320000002589EFEFDEA.png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subtitle">
      <style:graphic-properties draw:fill-color="#ffffff" fo:min-height="12.18cm"/>
    </style:style>
    <style:style style:name="P1" style:family="paragraph">
      <style:text-properties fo:font-size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.1000003814697pt"/>
    </style:style>
    <style:style style:name="T1" style:family="text">
      <style:text-properties fo:font-size="32pt"/>
    </style:style>
    <style:style style:name="T2" style:family="text"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Albany" style:font-family-generic-asian="roman" style:font-pitch-asian="variable" style:font-size-asian="44pt" style:font-style-asian="normal" style:font-weight-asian="bold" style:font-family-complex="Albany" style:font-family-generic-complex="roman" style:font-pitch-complex="variable" style:font-size-complex="44pt" style:font-style-complex="normal" style:font-weight-complex="bold" style:text-emphasize="none" style:font-relief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lbany" style:font-family-generic="roman" style:font-pitch="variable" style:font-family-asian="Albany" style:font-family-generic-asian="roman" style:font-pitch-asian="variable" style:font-family-complex="Albany" style:font-family-generic-complex="roman" style:font-pitch-complex="variabl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>
          <draw:text-box>
            <text:p>Platform Agnostic Computing Education</text:p>
          </draw:text-box>
        </draw:frame>
        <draw:frame presentation:style-name="pr2" draw:text-style-name="P1" draw:layer="layout" svg:width="22.6cm" svg:height="12.18cm" svg:x="1.4cm" svg:y="4.914cm" presentation:class="subtitle">
          <draw:text-box>
            <text:p><text:span text:style-name="T1">Ma Xiaojun</text:span></text:p>
            <text:p><text:span text:style-name="T1"><text:a xlink:href="mailto:damage3025@gmail.com">damage3025@gmail.com</text:a></text:span><text:span text:style-name="T1"> (GTal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bout <text:span text:style-name="T2">Platform Agnostic</text:span></text:p>
          </draw:text-box>
        </draw:frame>
        <draw:frame presentation:style-name="pr5" draw:layer="layout" svg:width="22.6cm" svg:height="12.392cm" svg:x="1.4cm" svg:y="4.914cm" presentation:class="outline" presentation:user-transformed="true">
          <draw:text-box>
            <text:list text:style-name="L2">
              <text:list-item>
                <text:p>Support Linux, Mac OS X and Windows</text:p>
                <text:list>
                  <text:list-item>
                    <text:p>This order is alphabetical :)</text:p>
                  </text:list-item>
                  <text:list-item>
                    <text:p>I'd show the Ubuntu usage today.</text:p>
                  </text:list-item>
                </text:list>
              </text:list-item>
              <text:list-item>
                <text:p>Supports Loongson?</text:p>
              </text:list-item>
              <text:list-item>
                <text:p>People want solution rather than software</text:p>
                <text:list>
                  <text:list-item>
                    <text:p>How to deploy software?</text:p>
                  </text:list-item>
                  <text:list-item>
                    <text:p>Complete document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opic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ssembly</text:p>
              </text:list-item>
              <text:list-item>
                <text:p>C</text:p>
              </text:list-item>
              <text:list-item>
                <text:p>C++</text:p>
              </text:list-item>
              <text:list-item>
                <text:p>C#</text:p>
              </text:list-item>
              <text:list-item>
                <text:p>GUI Toolkits</text:p>
              </text:list-item>
              <text:list-item>
                <text:p>Application Software</text:p>
              </text:list-item>
              <text:list-item>
                <text:p>Logo, Pascal and Visual B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ssembly</text:p>
          </draw:text-box>
        </draw:frame>
        <draw:frame presentation:style-name="pr5" draw:layer="layout" svg:width="22.6cm" svg:height="14.994cm" svg:x="1.4cm" svg:y="4.914cm" presentation:class="outline" presentation:user-transformed="true">
          <draw:text-box>
            <text:list text:style-name="L2">
              <text:list-item>
                <text:p>MASM/TASM is DOS/Windows only</text:p>
                <text:list>
                  <text:list-item>
                    <text:p>On which many textbooks are based</text:p>
                  </text:list-item>
                </text:list>
              </text:list-item>
              <text:list-item>
                <text:p>NASM is a promising alternative</text:p>
                <text:list>
                  <text:list-item>
                    <text:p>sudo apt-get install nasm</text:p>
                  </text:list-item>
                  <text:list-item>
                    <text:p>Support modern OS better than DOS</text:p>
                  </text:list-item>
                  <text:list-item>
                    <text:p>Incompatible syntax</text:p>
                  </text:list-item>
                </text:list>
              </text:list-item>
              <text:list-item>
                <text:p>Solution:</text:p>
                <text:list>
                  <text:list-item>
                    <text:p>Use customized FreeDOS or Linux VM for Assembly learning</text:p>
                  </text:list-item>
                  <text:list-item>
                    <text:p>Improve existing textbook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</text:p>
          </draw:text-box>
        </draw:frame>
        <draw:frame presentation:style-name="pr5" draw:text-style-name="P2" draw:layer="layout" svg:width="22.6cm" svg:height="15.51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Turbo C 2.0 should be avoided</text:span></text:p>
              </text:list-item>
              <text:list-item>
                <text:p text:style-name="P2"><text:span text:style-name="T3">Many people know Visual Studio IDE only</text:span></text:p>
                <text:list>
                  <text:list-item>
                    <text:p text:style-name="P2"><text:span text:style-name="T3">Switch to Eclipse CDT</text:span></text:p>
                  </text:list-item>
                  <text:list-item>
                    <text:p text:style-name="P2"><text:span text:style-name="T3">﻿</text:span><text:span text:style-name="T3">sudo apt-get install build-essential</text:span></text:p>
                  </text:list-item>
                  <text:list-item>
                    <text:p text:style-name="P2"><text:span text:style-name="T3">sudo apt-get install eclipse-cdt</text:span></text:p>
                  </text:list-item>
                  <text:list-item>
                    <text:p text:style-name="P2"><text:span text:style-name="T3">Mention all major IDEs</text:span></text:p>
                    <text:list>
                      <text:list-item>
                        <text:p text:style-name="P2"><text:span text:style-name="T3">Code::Blocks</text:span></text:p>
                      </text:list-item>
                      <text:list-item>
                        <text:p text:style-name="P2"><text:span text:style-name="T3">Eclipse CDT</text:span></text:p>
                      </text:list-item>
                      <text:list-item>
                        <text:p text:style-name="P2"><text:span text:style-name="T3">Visual Studio (Windows only)</text:span></text:p>
                      </text:list-item>
                      <text:list-item>
                        <text:p text:style-name="P2"><text:span text:style-name="T3">Xcode (Mac OS X only)</text:span></text:p>
                      </text:list-item>
                      <text:list-item>
                        <text:p text:style-name="P2"><text:span text:style-name="T3">Should we include Anjuta and Kdevelop?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3">Solution: Shown abo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 (Cont.)</text:p>
          </draw:text-box>
        </draw:frame>
        <draw:frame presentation:style-name="pr5" draw:layer="layout" svg:width="22.6cm" svg:height="14.154cm" svg:x="1.4cm" svg:y="4.914cm" presentation:class="outline" presentation:user-transformed="true">
          <draw:text-box>
            <text:list text:style-name="L2">
              <text:list-item>
                <text:p><text:span text:style-name="T4">Case Study: secure strcpy()</text:span></text:p>
                <text:list>
                  <text:list-item>
                    <text:p>strlcpy() V.S. strcpy_s()</text:p>
                  </text:list-item>
                </text:list>
              </text:list-item>
              <text:list-item>
                <text:p><text:span text:style-name="T4">Case Study: socket API</text:span></text:p>
                <text:list>
                  <text:list-item>
                    <text:p><text:a xlink:href="https://github.com/maxiaojun/SocketWrapper">https://github.com/maxiaojun/SocketWrapper</text:a></text:p>
                  </text:list-item>
                </text:list>
              </text:list-item>
              <text:list-item>
                <text:p><text:span text:style-name="T4">8051: Use SDCC</text:span></text:p>
                <text:list>
                  <text:list-item>
                    <text:p>sudo apt-get install sdcc</text:p>
                  </text:list-item>
                  <text:list-item>
                    <text:p>Program Downloading can be an issue</text:p>
                  </text:list-item>
                </text:list>
              </text:list-item>
              <text:list-item>
                <text:p>Arduino can replace 8051</text:p>
                <text:list>
                  <text:list-item>
                    <text:p><text:a xlink:href="http://www.arduino.cc/">http://www.arduino.cc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++</text:p>
          </draw:text-box>
        </draw:frame>
        <draw:frame presentation:style-name="pr5" draw:layer="layout" svg:width="22.6cm" svg:height="14.415cm" svg:x="1.4cm" svg:y="4.914cm" presentation:class="outline" presentation:user-transformed="true">
          <draw:text-box>
            <text:list text:style-name="L2">
              <text:list-item>
                <text:p>Visual C++ 6.0 should be avoided</text:p>
              </text:list-item>
              <text:list-item>
                <text:p>Same IDE issue</text:p>
              </text:list-item>
              <text:list-item>
                <text:p>Modern C++: Boost and OpenCV2</text:p>
              </text:list-item>
              <text:list-item>
                <text:p>Boost helped me in:</text:p>
                <text:list>
                  <text:list-item>
                    <text:p>Multi-Threading</text:p>
                  </text:list-item>
                  <text:list-item>
                    <text:p>Accurate Timing</text:p>
                  </text:list-item>
                </text:list>
              </text:list-item>
              <text:list-item>
                <text:p>Solution: </text:p>
                <text:list>
                  <text:list-item>
                    <text:p>Switch to CDT or mention different IDEs</text:p>
                  </text:list-item>
                  <text:list-item>
                    <text:p>Recommend Boo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#</text:p>
          </draw:text-box>
        </draw:frame>
        <draw:frame presentation:style-name="pr5" draw:layer="layout" svg:width="22.6cm" svg:height="14.576cm" svg:x="1.4cm" svg:y="4.914cm" presentation:class="outline" presentation:user-transformed="true">
          <draw:text-box>
            <text:list text:style-name="L2">
              <text:list-item>
                <text:p><text:span text:style-name="T4">It's all about Mono</text:span></text:p>
              </text:list-item>
              <text:list-item>
                <text:p><text:span text:style-name="T4"><text:a xlink:href="http://www.mono-project.com/Compatibility">http://www.mono-project.com/Compatibility</text:a></text:span></text:p>
              </text:list-item>
              <text:list-item>
                <text:p><text:span text:style-name="T4">sudo apt-get install mono-complete</text:span></text:p>
              </text:list-item>
              <text:list-item>
                <text:p><text:span text:style-name="T4">sudo apt-get install monodevelop</text:span></text:p>
              </text:list-item>
              <text:list-item>
                <text:p><text:span text:style-name="T4">Incompatibility I know</text:span></text:p>
                <text:list>
                  <text:list-item>
                    <text:p>Winforms and Gtk#</text:p>
                  </text:list-item>
                  <text:list-item>
                    <text:p>LINQ</text:p>
                  </text:list-item>
                  <text:list-item>
                    <text:p>System.Deployment</text:p>
                  </text:list-item>
                </text:list>
              </text:list-item>
              <text:list-item>
                <text:p>Solution: Accept Mono based submission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GUI Toolkits</text:p>
          </draw:text-box>
        </draw:frame>
        <draw:frame presentation:style-name="pr5" draw:layer="layout" svg:width="22.6cm" svg:height="15.055cm" svg:x="1.4cm" svg:y="4.914cm" presentation:class="outline" presentation:user-transformed="true">
          <draw:text-box>
            <text:list text:style-name="L2">
              <text:list-item>
                <text:p>Why MFC is bad?</text:p>
                <text:list>
                  <text:list-item>
                    <text:p>Poor encapsulation of Win32 API</text:p>
                  </text:list-item>
                  <text:list-item>
                    <text:p>Restrictive open source</text:p>
                  </text:list-item>
                </text:list>
              </text:list-item>
              <text:list-item>
                <text:p>Alternatives:</text:p>
                <text:list>
                  <text:list-item>
                    <text:p>FLTK</text:p>
                  </text:list-item>
                  <text:list-item>
                    <text:p>Qt</text:p>
                  </text:list-item>
                  <text:list-item>
                    <text:p>Ultimate++</text:p>
                  </text:list-item>
                  <text:list-item>
                    <text:p>WxWidgets</text:p>
                  </text:list-item>
                </text:list>
              </text:list-item>
              <text:list-item>
                <text:p>Solution: Accept different toolkits in assign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pplication Software</text:p>
          </draw:text-box>
        </draw:frame>
        <draw:frame presentation:style-name="pr5" draw:layer="layout" svg:width="22.6cm" svg:height="14.609cm" svg:x="1.4cm" svg:y="4.914cm" presentation:class="outline" presentation:user-transformed="true">
          <draw:text-box>
            <text:list text:style-name="L2">
              <text:list-item>
                <text:p>Computer literacy nowadays</text:p>
              </text:list-item>
              <text:list-item>
                <text:p>Microsoft Office</text:p>
                <text:list>
                  <text:list-item>
                    <text:p>Piggyback LibreOffice content</text:p>
                  </text:list-item>
                  <text:list-item>
                    <text:p>LaTeX is NOT an alternative</text:p>
                  </text:list-item>
                </text:list>
              </text:list-item>
              <text:list-item>
                <text:p>Professional Software, e.g., Photoshop</text:p>
                <text:list>
                  <text:list-item>
                    <text:p><text:span text:style-name="T3">Try Wine/CrossOver</text:span></text:p>
                  </text:list-item>
                  <text:list-item>
                    <text:p><text:span text:style-name="T3">sudo add-apt-repository ppa:ubuntu-wine/ppa</text:span></text:p>
                  </text:list-item>
                  <text:list-item>
                    <text:p><text:span text:style-name="T3">sudo apt-get update</text:span></text:p>
                  </text:list-item>
                  <text:list-item>
                    <text:p><text:span text:style-name="T3">sudo apt-get install wine1.5</text:span></text:p>
                  </text:list-item>
                  <text:list-item>
                    <text:p><text:span text:style-name="T3">Help FOSS if you c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go, Pascal and Visual Basic</text:p>
          </draw:text-box>
        </draw:frame>
        <draw:frame presentation:style-name="pr5" draw:layer="layout" svg:width="22.6cm" svg:height="13.491cm" svg:x="1.4cm" svg:y="4.914cm" presentation:class="outline" presentation:user-transformed="true">
          <draw:text-box>
            <text:list text:style-name="L2">
              <text:list-item>
                <text:p>Still used for children</text:p>
              </text:list-item>
              <text:list-item>
                <text:p>Recommend Modern Alternatives</text:p>
                <text:list>
                  <text:list-item>
                    <text:p>Logo =&gt; Scratch</text:p>
                    <text:list>
                      <text:list-item>
                        <text:p><text:span text:style-name="T5">PPA need maintenance (Precise, 64-bit)</text:span></text:p>
                      </text:list-item>
                    </text:list>
                  </text:list-item>
                  <text:list-item>
                    <text:p>Turbo Pascal =&gt; Free Pascal</text:p>
                    <text:list>
                      <text:list-item>
                        <text:p>sudo apt-get install fpc fp-ide</text:p>
                      </text:list-item>
                    </text:list>
                  </text:list-item>
                  <text:list-item>
                    <text:p>Visual Basic =&gt; <text:span text:style-name="T6">?</text:span></text:p>
                    <text:list>
                      <text:list-item>
                        <text:p>Microsoft has Small Basic</text:p>
                      </text:list-item>
                      <text:list-item>
                        <text:p>Possible choices: FreeBASIC, Gambas, BASIC-256 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0">
        <draw:frame presentation:style-name="pr1" draw:layer="layout" svg:width="23cm" svg:height="3.506cm" svg:x="1cm" svg:y="0.837cm" presentation:class="title">
          <draw:text-box>
            <text:p>Thank you</text:p>
          </draw:text-box>
        </draw:frame>
        <draw:frame presentation:style-name="pr7" draw:layer="layout" svg:width="22.6cm" svg:height="12.18cm" svg:x="1.4cm" svg:y="4.914cm" presentation:class="subtitle">
          <draw:text-box>
            <text:p>Q&amp;A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E3C857B3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linesdark" xlink:href="Pictures/10000000000003200000025819812F21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wein" style:repeat="stretch"/>
    </style:style>
    <style:style style:name="Mdp6" style:family="drawing-page">
      <style:drawing-page-properties draw:background-size="border" draw:fill="bitmap" draw:fill-image-name="organic" style:repeat="stretch"/>
    </style:style>
    <style:style style:name="Mdp7" style:family="drawing-page">
      <style:drawing-page-properties draw:background-size="border" draw:fill="bitmap" draw:fill-image-name="water" style:repeat="stretch"/>
    </style:style>
    <style:style style:name="Mdp8" style:family="drawing-page">
      <style:drawing-page-properties draw:background-size="border" draw:fill="bitmap" draw:fill-image-name="tunnel_5f_box" draw:fill-image-width="0cm" draw:fill-image-height="0cm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rectangles3" style:repeat="stretch"/>
    </style:style>
    <style:style style:name="Mdp11" style:family="drawing-page">
      <style:drawing-page-properties draw:background-size="border" draw:fill="bitmap" draw:fill-image-name="ashapes8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tunnel-title">
      <style:graphic-properties draw:fill-color="#ffffff" draw:auto-grow-height="false" fo:min-height="3.507cm"/>
    </style:style>
    <style:style style:name="Mpr23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8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rededges-title">
      <style:graphic-properties draw:fill-color="#ffffff" draw:auto-grow-height="false" fo:min-height="3.507cm"/>
    </style:style>
    <style:style style:name="Mpr33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5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8cm" svg:x="3cm" svg:y="6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16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7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8">
      <draw:frame presentation:style-name="Mpr22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2.18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1">
      <draw:frame presentation:style-name="Mpr32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33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3T17:25:14</meta:creation-date>
    <meta:editing-duration>PT15H16M37S</meta:editing-duration>
    <meta:editing-cycles>160</meta:editing-cycles>
    <dc:date>2012-05-04T14:49:05</dc:date>
    <meta:generator>LibreOffice/3.5$MacOSX_x86 LibreOffice_project/235ab8a-3802056-4a8fed3-2d66ea8-e241b80</meta:generator>
    <meta:document-statistic meta:object-count="179"/>
  </office:meta>
</office:document-meta>
</file>